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Horas / dia</text:p>
          </table:table-cell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domingo</text:p>
          </table:table-cell>
        </table:table-row>
        <table:table-row table:style-name="ro1">
          <table:table-cell office:value-type="string" calcext:value-type="string">
            <text:p>manhã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tarde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noite</text:p>
          </table:table-cell>
          <table:table-cell table:number-columns-repeated="6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2:57:23.268982187</meta:creation-date>
    <dc:date>2020-09-28T13:04:32.270382906</dc:date>
    <meta:editing-duration>PT7M9S</meta:editing-duration>
    <meta:editing-cycles>1</meta:editing-cycles>
    <meta:document-statistic meta:table-count="1" meta:cell-count="17" meta:object-count="0"/>
    <meta:generator>LibreOffice/6.4.6.2$Linux_X86_64 LibreOffice_project/40$Build-2</meta:generator>
  </office:meta>
</office:document-meta>
</file>